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Gill Sans MT_CCJU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normal"/>
    </style:style>
    <style:style style:name="P2" style:family="paragraph" style:parent-style-name="Standard"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Gill Sans MT_CCJU" fo:font-size="12pt" fo:language="zxx" fo:country="none" style:font-size-asian="12pt" style:language-asian="zxx" style:country-asian="none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language="zxx" fo:country="none" style:font-size-asian="11pt" style:language-asian="zxx" style:country-asian="none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Gill Sans MT_CCJU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/>
    </style:style>
    <style:style style:name="P8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fo:language="zxx" fo:country="none" style:font-size-asian="12pt" style:language-asian="zxx" style:country-asian="none"/>
    </style:style>
    <style:style style:name="P10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1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12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3" style:family="paragraph" style:parent-style-name="Standard" style:master-page-name="Standard">
      <style:paragraph-properties style:page-number="auto"/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Courier New" style:font-weight-asian="bold" style:font-name-complex="Courier New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%#include </text:span><text:span text:style-name="T4">enTetesDecisionRFM</text:span><text:span text:style-name="T3">#%</text:span></text:p>
      <text:p text:style-name="P1"/>
      <text:p text:style-name="P6">%=RAPPEL=%</text:p>
      <text:p text:style-name="P2"/>
      <text:p text:style-name="P2"/>
      <text:p text:style-name="P7">%=OBJET=%</text:p>
      <text:p text:style-name="P3"/>
      <text:p text:style-name="P4"/>
      <text:p text:style-name="P5">%=TITRE=%</text:p>
      <text:p text:style-name="P10"/>
      <text:p text:style-name="P10">%=COURRIER=%</text:p>
      <text:p text:style-name="P10"/>
      <text:p text:style-name="P10">%=MANQUANT=%</text:p>
      <text:p text:style-name="P10"/>
      <text:p text:style-name="P10">%=REMBOURSEMENT=%</text:p>
      <text:p text:style-name="P10"/>
      <text:p text:style-name="P10">%=CONSEQUENCE=%</text:p>
      <text:p text:style-name="P10"/>
      <text:p text:style-name="P10">%=SALUTATIONS=%</text:p>
      <text:p text:style-name="P8"/>
      <text:p text:style-name="P9"/>
      <text:p text:style-name="P12"><text:tab/><text:span text:style-name="T1">%#</text:span><text:span text:style-name="T2">include <text:s/>signatureRFM</text:span><text:span text:style-name="T1">#%</text:span></text:p>
      <text:p text:style-name="P8"/>
      <text:p text:style-name="P11"/>
      <text:p text:style-name="P11"><text:span text:style-name="T5">%=ANNEXE=%</text:span> : %=MENTIONN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3" draw:display-name="msArrowStealthEnd 3" svg:viewBox="0 0 140 350" svg:d="m70 0 70 350-70-140-70 140z"/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2-02-23T15:54:07</dc:date>
    <meta:print-date>2009-04-28T07:55:00</meta:print-date>
    <meta:editing-cycles>10</meta:editing-cycles>
    <meta:editing-duration>PT22H41M53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1378113665</meta:user-defined>
    <meta:document-statistic meta:table-count="0" meta:image-count="0" meta:object-count="0" meta:page-count="1" meta:paragraph-count="11" meta:word-count="14" meta:character-count="181"/>
  </office:meta>
</office:document-meta>
</file>